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8b7" officeooo:paragraph-rsid="0019d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classification as cf</text:p>
      <text:p text:style-name="P1">import numpy as np</text:p>
      <text:p text:style-name="P1">import time</text:p>
      <text:p text:style-name="P1"/>
      <text:p text:style-name="P1">startTime = time.time()</text:p>
      <text:p text:style-name="P1">data = []</text:p>
      <text:p text:style-name="P1">dataDim = 4</text:p>
      <text:p text:style-name="P1">sampleSize = 50</text:p>
      <text:p text:style-name="P1">totalGroup = 3</text:p>
      <text:p text:style-name="P1"/>
      <text:p text:style-name="P1">inputDat = open('irisData', 'r')</text:p>
      <text:p text:style-name="P1">for line in inputDat:</text:p>
      <text:p text:style-name="P1"><text:s text:c="4"/>rawDat = line.strip().split(',')</text:p>
      <text:p text:style-name="P1"><text:s text:c="4"/>rawDat = map(float, rawDat[slice(1, 3)]) #last column denotes category</text:p>
      <text:p text:style-name="P1"><text:s text:c="4"/>data.append(rawDat)</text:p>
      <text:p text:style-name="P1">inputDat.close()</text:p>
      <text:p text:style-name="P1">data = np.array(data)</text:p>
      <text:p text:style-name="P1">index = list(range(totalGroup*sampleSize))</text:p>
      <text:p text:style-name="P1">group = np.concatenate((np.zeros(sampleSize), np.ones(sampleSize), 2*np.ones(sampleSize)), axis</text:p>
      <text:p text:style-name="P1"><text:s text:c="8"/>= 0) </text:p>
      <text:p text:style-name="P1"/>
      <text:p text:style-name="P1">centerIndex = cf.initializeCenter(totalGroup, totalGroup*sampleSize)</text:p>
      <text:p text:style-name="P1">centers = data[centerIndex, :] </text:p>
      <text:p text:style-name="P1">newGroup = cf.classify(data, centers)</text:p>
      <text:p text:style-name="P1">count = 0</text:p>
      <text:p text:style-name="P1">while True:</text:p>
      <text:p text:style-name="P1"><text:s text:c="4"/>count += 1</text:p>
      <text:p text:style-name="P1"><text:s text:c="4"/>oldGroup = newGroup[:]</text:p>
      <text:p text:style-name="P1"><text:s text:c="4"/>centers = cf.updateCenter(data, newGroup, totalGroup)</text:p>
      <text:p text:style-name="P1"><text:s text:c="4"/>newGroup = cf.classify(data, centers)</text:p>
      <text:p text:style-name="P1"><text:s text:c="4"/>if np.array_equal(oldGroup, newGroup):</text:p>
      <text:p text:style-name="P1"><text:s text:c="8"/>break</text:p>
      <text:p text:style-name="P1">groupSizes = sampleSize * np.ones(totalGroup)</text:p>
      <text:p text:style-name="P1">print cf.totalClassError(newGroup, groupSizes)</text:p>
      <text:p text:style-name="P1">print count</text:p>
      <text:p text:style-name="P1">totalTime = time.time() - startTime</text:p>
      <text:p text:style-name="P1">print total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1:32:28.286092016</meta:creation-date>
    <dc:date>2018-07-06T01:32:41.501247233</dc:date>
    <meta:editing-duration>PT13S</meta:editing-duration>
    <meta:editing-cycles>1</meta:editing-cycles>
    <meta:document-statistic meta:table-count="0" meta:image-count="0" meta:object-count="0" meta:page-count="1" meta:paragraph-count="34" meta:word-count="114" meta:character-count="1002" meta:non-whitespace-character-count="872"/>
    <meta:generator>LibreOffice/5.1.6.2$Linux_X86_64 LibreOffice_project/10m0$Build-2</meta:generator>
  </office:meta>
</office:document-meta>
</file>